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1" fo:font-size="28pt" fo:font-style="italic" fo:text-shadow="none" style:font-size-asian="28pt" style:font-style-asian="italic" style:font-size-complex="28pt" style:font-style-complex="italic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8pt" fo:font-style="italic" fo:text-shadow="none" style:font-size-asian="28pt" style:font-style-asian="italic" style:font-size-complex="28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1" fo:font-size="28pt" fo:font-style="italic" fo:text-shadow="none" style:font-size-asian="28pt" style:font-style-asian="italic" style:font-size-complex="28pt" style:font-style-complex="italic"/>
    </style:style>
    <style:style style:name="T1" style:family="text">
      <style:text-properties fo:color="#000000" style:font-name="Segoe UI Semibold1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1" fo:font-size="28pt" fo:font-style="italic" fo:text-shadow="none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6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7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8" style:family="text">
      <style:text-properties fo:color="#000000" style:font-name="Segoe UI Semibold" fo:font-size="28pt" fo:font-style="italic" fo:text-shadow="none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9" style:family="text">
      <style:text-properties fo:color="#000000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0" style:family="text">
      <style:text-properties fo:color="#000000" style:text-position="33% 58%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0.762cm">
          <draw:text-box>
            <text:p text:style-name="P1"><text:span text:style-name="T1">Holy Gospel</text:span></text:p>
            <text:p text:style-name="P1"><text:span text:style-name="T2">Luke 1:26–3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892cm" svg:height="7.766cm" svg:x="1.772cm" svg:y="0.917cm">
          <draw:text-box>
            <text:p text:style-name="P4"><text:span text:style-name="T3">26</text:span><text:span text:style-name="T4">In the sixth month the angel Gabriel was sent from God to a city of Galilee named Nazareth, </text:span><text:span text:style-name="T3">27</text:span><text:span text:style-name="T4">to a virgin betrothed to a man whose name was Joseph, of the house of David. And the virgin’s name was Mary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892cm" svg:height="6.263cm" svg:x="1.638cm" svg:y="0.828cm">
          <draw:text-box>
            <text:p text:style-name="P4"><text:span text:style-name="T3">28</text:span><text:span text:style-name="T4">And he came to her and said, “Greetings, O favored one, the Lord is with you!” </text:span><text:span text:style-name="T3">29</text:span><text:span text:style-name="T4">But she was greatly troubled at the saying, and tried to discern what sort of greeting this might be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5" draw:layer="layout" svg:width="24.638cm" svg:height="9.269cm" svg:x="1.661cm" svg:y="1.029cm">
          <draw:text-box>
            <text:p text:style-name="P4"><text:span text:style-name="T3">30</text:span><text:span text:style-name="T4">And the angel said to her, “Do not be afraid, Mary, for you have found favor with God. </text:span><text:span text:style-name="T3">31</text:span><text:span text:style-name="T4">And behold, you will conceive in your womb and bear a son, and you shall call his name Jesus. </text:span><text:span text:style-name="T3">32</text:span><text:span text:style-name="T4">He will be great and will be called the Son of the Most High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7" draw:layer="layout" svg:width="24.638cm" svg:height="7.766cm" svg:x="1.778cm" svg:y="1.016cm">
          <draw:text-box>
            <text:p text:style-name="P6"><text:span text:style-name="T6">And the Lord God will give to him the throne of his father David, </text:span><text:span text:style-name="T7">33</text:span><text:span text:style-name="T6">and he will reign over the house of Jacob forever, and of his kingdom there will be no end.” </text:span><text:span text:style-name="T7">34</text:span><text:span text:style-name="T6">And Mary said to the angel, “How will this be, since I am a virgin?”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4" draw:text-style-name="P8" draw:layer="layout" svg:width="24.384cm" svg:height="6.263cm" svg:x="1.778cm" svg:y="1.103cm">
          <draw:text-box>
            <text:p text:style-name="P6"><text:span text:style-name="T3">35</text:span><text:span text:style-name="T4">And the angel answered her, “The Holy Spirit will come upon you, and the power of the Most High will overshadow you; therefore the child to be born will be</text:span><text:span text:style-name="T9"> called holy—the Son of God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4" draw:text-style-name="P8" draw:layer="layout" svg:width="24.638cm" svg:height="6.263cm" svg:x="1.778cm" svg:y="1.016cm">
          <draw:text-box>
            <text:p text:style-name="P6"><text:span text:style-name="T10">36</text:span><text:span text:style-name="T9">And behold, your relative Elizabeth in her old age has also conceived a son, and this is the sixth month with her who was called barren. </text:span><text:span text:style-name="T10">37</text:span><text:span text:style-name="T9">For nothing will be impossible with Go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6" draw:text-style-name="P8" draw:layer="layout" svg:width="24.638cm" svg:height="5.334cm" svg:x="1.778cm" svg:y="1.016cm">
          <draw:text-box>
            <text:p text:style-name="P6"><text:span text:style-name="T10">38</text:span><text:span text:style-name="T9">And Mary said, “Behold, I am the servant of the Lord; let it be to me according to your word.” And the angel departed from 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21:52:23.142000000</meta:creation-date>
    <dc:title>Hymn template</dc:title>
    <meta:editing-duration>PT11M4S</meta:editing-duration>
    <meta:editing-cycles>5</meta:editing-cycles>
    <meta:generator>LibreOffice/5.3.7.2$Windows_X86_64 LibreOffice_project/6b8ed514a9f8b44d37a1b96673cbbdd077e24059</meta:generator>
    <meta:initial-creator>Arthur Hoch</meta:initial-creator>
    <dc:date>2017-12-19T16:08:13.911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4-12-18T21:52:22.814000000"/>
  </office:meta>
</office:document-meta>
</file>